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38e940" officeooo:paragraph-rsid="003cc88f" style:font-size-asian="10pt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ac2e8"/>
    </style:style>
    <style:style style:name="P11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2" style:family="paragraph" style:parent-style-name="Standard">
      <style:paragraph-properties fo:text-align="center" style:justify-single-word="false"/>
      <style:text-properties officeooo:paragraph-rsid="002b38ef"/>
    </style:style>
    <style:style style:name="P13" style:family="paragraph" style:parent-style-name="Standard">
      <style:text-properties officeooo:paragraph-rsid="002b38ef"/>
    </style:style>
    <style:style style:name="P14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5" style:family="paragraph" style:parent-style-name="Header">
      <style:paragraph-properties fo:padding="0cm" fo:border="none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es" fo:country="ES" fo:font-style="normal" fo:font-weight="normal" officeooo:rsid="00353354" officeooo:paragraph-rsid="0036cfa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8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paragraph-rsid="001d9c2b" style:font-size-asian="10pt" style:font-style-asian="normal" style:font-weight-asian="normal" style:text-emphasize="none"/>
    </style:style>
    <style:style style:name="P19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officeooo:paragraph-rsid="001d9c2b"/>
    </style:style>
    <style:style style:name="P20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officeooo:rsid="0038e940" officeooo:paragraph-rsid="003cc88f" style:font-size-asian="10pt" style:font-size-complex="10pt"/>
    </style:style>
    <style:style style:name="P2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032f8" officeooo:paragraph-rsid="004032f8" style:font-size-asian="10pt" style:font-weight-asian="normal" style:font-name-complex="Calibri Light" style:font-size-complex="10pt" style:font-weight-complex="normal"/>
    </style:style>
    <style:style style:name="P23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fo:language="es" fo:country="ES" fo:font-weight="normal" officeooo:rsid="0039797c" officeooo:paragraph-rsid="003cc88f" style:font-size-asian="10pt" style:font-weight-asian="normal" style:font-size-complex="10pt" style:font-weight-complex="normal"/>
    </style:style>
    <style:style style:name="P24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fo:language="es" fo:country="ES" fo:font-weight="normal" officeooo:rsid="003d1ba5" officeooo:paragraph-rsid="003cc88f" style:font-size-asian="10pt" style:font-weight-asian="normal" style:font-size-complex="10pt" style:font-weight-complex="normal"/>
    </style:style>
    <style:style style:name="P25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fo:language="es" fo:country="ES" officeooo:rsid="0038e940" officeooo:paragraph-rsid="003cc88f" style:font-size-asian="10pt" style:font-size-complex="10pt"/>
    </style:style>
    <style:style style:name="P26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language="es" fo:country="ES" officeooo:rsid="003d1ba5" officeooo:paragraph-rsid="003cc88f" style:font-size-asian="10pt" style:font-size-complex="10pt"/>
    </style:style>
    <style:style style:name="P27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2b38ef"/>
    </style:style>
    <style:style style:name="P28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officeooo:rsid="0039797c" officeooo:paragraph-rsid="003cc88f" style:font-size-asian="10pt" style:font-size-complex="10pt"/>
    </style:style>
    <style:style style:name="P29" style:family="paragraph" style:parent-style-name="Standard" style:list-style-name="L3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.9cm" style:auto-text-indent="false" style:page-number="auto" fo:background-color="transparent">
        <style:tab-stops>
          <style:tab-stop style:position="2.194cm"/>
        </style:tab-stops>
      </style:paragraph-properties>
      <style:text-properties officeooo:paragraph-rsid="003cc88f"/>
    </style:style>
    <style:style style:name="P30" style:family="paragraph" style:parent-style-name="Standard" style:list-style-name="L3">
      <loext:graphic-properties draw:fill="none"/>
      <style:paragraph-properties fo:margin-left="2.2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2.194cm"/>
          <style:tab-stop style:position="2.607cm"/>
        </style:tab-stops>
      </style:paragraph-properties>
      <style:text-properties style:font-name="Arial1" fo:font-size="10pt" fo:language="es" fo:country="ES" officeooo:rsid="003b543c" officeooo:paragraph-rsid="003cc88f" style:font-size-asian="10pt" style:font-size-complex="10pt"/>
    </style:style>
    <style:style style:name="P31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0cm" style:auto-text-indent="false" style:page-number="auto" fo:background-color="transparent"/>
      <style:text-properties fo:color="#800000" style:font-name="Arial1" fo:font-size="10pt" fo:language="es" fo:country="ES" fo:font-weight="bold" officeooo:rsid="003d1ba5" officeooo:paragraph-rsid="003cc88f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32" style:family="paragraph" style:parent-style-name="Standard" style:list-style-name="L3" style:master-page-name="">
      <loext:graphic-properties draw:fill="none"/>
      <style:paragraph-properties fo:margin-left="2.499cm" fo:margin-right="0cm" fo:line-height="100%" fo:text-align="justify" style:justify-single-word="false" fo:orphans="2" fo:widows="2" fo:text-indent="-0.3cm" style:auto-text-indent="false" style:page-number="auto" fo:background-color="transparent"/>
      <style:text-properties style:font-name="Arial1" fo:font-size="10pt" fo:language="es" fo:country="ES" fo:font-weight="normal" officeooo:rsid="003c73ce" officeooo:paragraph-rsid="003cc88f" style:font-size-asian="10pt" style:font-weight-asian="normal" style:font-size-complex="10pt" style:font-weight-complex="normal"/>
    </style:style>
    <style:style style:name="P33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9cm" style:auto-text-indent="false" style:page-number="auto" fo:background-color="transparent"/>
      <style:text-properties style:font-name="Arial1" fo:font-size="10pt" fo:language="es" fo:country="ES" officeooo:rsid="0038e940" officeooo:paragraph-rsid="003cc88f" style:font-size-asian="10pt" style:font-size-complex="10pt"/>
    </style:style>
    <style:style style:name="P34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9cm" style:auto-text-indent="false" style:page-number="auto" fo:background-color="transparent"/>
      <style:text-properties style:font-name="Arial1" fo:font-size="10pt" fo:language="es" fo:country="ES" officeooo:rsid="003d1ba5" officeooo:paragraph-rsid="003cc88f" style:font-size-asian="10pt" style:font-size-complex="10pt"/>
    </style:style>
    <style:style style:name="P35" style:family="paragraph" style:parent-style-name="Standard" style:list-style-name="L4" style:master-page-name="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style:page-number="auto" fo:background-color="transparent"/>
      <style:text-properties style:font-name="Arial1" fo:font-size="10pt" fo:language="es" fo:country="ES" officeooo:rsid="003d1ba5" officeooo:paragraph-rsid="003cc88f" style:font-size-asian="10pt" style:font-size-complex="10pt"/>
    </style:style>
    <style:style style:name="P36" style:family="paragraph" style:parent-style-name="Standard" style:list-style-name="L4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fo:background-color="transparent"/>
      <style:text-properties style:font-name="Arial1" fo:font-size="10pt" fo:language="es" fo:country="ES" officeooo:rsid="003d1ba5" officeooo:paragraph-rsid="003cc88f" style:font-size-asian="10pt" style:font-size-complex="10pt"/>
    </style:style>
    <style:style style:name="P37" style:family="paragraph" style:parent-style-name="Standard" style:list-style-name="L4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fo:background-color="transparent"/>
      <style:text-properties style:font-name="Arial1" fo:font-size="10pt" fo:language="es" fo:country="ES" officeooo:rsid="0041d505" officeooo:paragraph-rsid="003cc88f" style:font-size-asian="10pt" style:font-size-complex="10pt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cc88f" style:font-size-asian="24pt" style:font-size-complex="24pt"/>
    </style:style>
    <style:style style:name="T9" style:family="text">
      <style:text-properties style:font-name="Arial1" officeooo:rsid="003cc88f"/>
    </style:style>
    <style:style style:name="T10" style:family="text">
      <style:text-properties style:font-name="Arial1" officeooo:rsid="00295373"/>
    </style:style>
    <style:style style:name="T11" style:family="text">
      <style:text-properties style:font-name="Arial1" fo:font-size="10pt" fo:language="es" fo:country="ES" fo:font-weight="normal" style:font-size-asian="10pt" style:font-weight-asian="normal" style:font-name-complex="Calibri Light" style:font-size-complex="10pt" style:font-weight-complex="normal"/>
    </style:style>
    <style:style style:name="T12" style:family="text">
      <style:text-properties style:font-name="Arial1" fo:font-size="10pt" fo:language="es" fo:country="ES" fo:font-weight="normal" officeooo:rsid="003d54f9" style:font-size-asian="10pt" style:font-weight-asian="normal" style:font-name-complex="Calibri Light" style:font-size-complex="10pt" style:font-weight-complex="normal"/>
    </style:style>
    <style:style style:name="T13" style:family="text">
      <style:text-properties style:font-name="Arial1" fo:font-size="10pt" fo:language="es" fo:country="ES" fo:font-weight="normal" officeooo:rsid="0036cfab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1" fo:font-size="10pt" fo:language="es" fo:country="ES" fo:font-weight="normal" officeooo:rsid="0039797c" style:font-size-asian="10pt" style:font-weight-asian="normal" style:font-size-complex="10pt" style:font-weight-complex="normal"/>
    </style:style>
    <style:style style:name="T15" style:family="text">
      <style:text-properties style:font-name="Arial1" fo:font-size="10pt" fo:language="es" fo:country="ES" fo:font-weight="normal" officeooo:rsid="003b543c" style:font-size-asian="10pt" style:font-weight-asian="normal" style:font-size-complex="10pt" style:font-weight-complex="normal"/>
    </style:style>
    <style:style style:name="T16" style:family="text">
      <style:text-properties style:font-name="Arial1" fo:font-size="10pt" fo:language="es" fo:country="ES" fo:font-weight="normal" officeooo:rsid="003c73ce" style:font-size-asian="10pt" style:font-weight-asian="normal" style:font-size-complex="10pt" style:font-weight-complex="normal"/>
    </style:style>
    <style:style style:name="T17" style:family="text">
      <style:text-properties style:font-name="Arial1" fo:font-size="10pt" fo:language="es" fo:country="ES" fo:font-weight="bold" officeooo:rsid="0039797c" style:font-size-asian="10pt" style:font-weight-asian="bold" style:font-size-complex="10pt" style:font-weight-complex="bold"/>
    </style:style>
    <style:style style:name="T18" style:family="text">
      <style:text-properties style:font-name="Arial1" fo:font-size="10pt" fo:language="es" fo:country="ES" fo:font-style="italic" fo:font-weight="normal" officeooo:rsid="003c73ce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font-name="Arial1" officeooo:rsid="004032f8"/>
    </style:style>
    <style:style style:name="T20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21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496" style:font-size-asian="13pt" style:font-style-asian="normal" style:font-weight-asian="normal" style:font-size-complex="13pt" style:text-emphasize="none"/>
    </style:style>
    <style:style style:name="T22" style:family="text">
      <style:text-properties fo:color="#000000" style:text-outline="false" style:text-line-through-style="none" style:text-line-through-type="none" style:font-name="Arial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3e5496" style:font-size-asian="10pt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Arial1" fo:font-size="10pt" fo:language="es" fo:country="ES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797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style:font-style-asian="italic" style:font-weight-asian="normal" style:font-name-complex="Liberation Serif1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9797c" style:font-weight-asian="bold" style:font-weight-complex="bold"/>
    </style:style>
    <style:style style:name="T32" style:family="text">
      <style:text-properties style:font-weight-asian="normal" style:font-name-complex="Liberation Serif1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c73ce" style:font-weight-asian="normal" style:font-weight-complex="normal"/>
    </style:style>
    <style:style style:name="T35" style:family="text">
      <style:text-properties fo:font-weight="normal" style:font-weight-asian="normal" style:font-name-complex="Liberation Serif1" style:font-weight-complex="normal"/>
    </style:style>
    <style:style style:name="T36" style:family="text">
      <style:text-properties fo:font-weight="normal" officeooo:rsid="003d54f9" style:font-weight-asian="normal" style:font-name-complex="Liberation Serif1" style:font-weight-complex="normal"/>
    </style:style>
    <style:style style:name="T37" style:family="text">
      <style:text-properties officeooo:rsid="003c73ce"/>
    </style:style>
    <style:style style:name="T38" style:family="text">
      <style:text-properties officeooo:rsid="0039797c"/>
    </style:style>
    <style:style style:name="T39" style:family="text">
      <style:text-properties officeooo:rsid="003d54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9024483" text:style-name="WWNum3">
        <text:list-header>
          <text:p text:style-name="P21">OBJETIVOS</text:p>
        </text:list-header>
      </text:list>
      <text:p text:style-name="P19"><text:span text:style-name="T23">Conocer las diferentes </text:span><text:span text:style-name="T24">formas de tomar un valor por defecto</text:span><text:span text:style-name="T23"> que existen a la hora de establecer una </text:span><text:span text:style-name="T25">mapzone</text:span><text:span text:style-name="T23"> a un elemento de la red, tanto si este es un elemento nuevo cómo si ya existe.</text:span></text:p>
      <text:p text:style-name="P18"/>
      <text:p text:style-name="P4"/>
      <text:p text:style-name="P3">DESCRIPCIÓN</text:p>
      <text:p text:style-name="P20">En <text:span text:style-name="T30">Giswater</text:span> hay distintas zonas del mapa (<text:span text:style-name="T26">mapzones</text:span>) que son capas de información muy importante<text:span text:style-name="T39">s</text:span> para agrupar los elementos en función de su ubicación y/o características. A parte de conocer para que sirve cada una, es importante saber cómo se rellenan sus valores, muchas veces rellenados de forma automática para evitar posibles errores en los datos.</text:p>
      <text:p text:style-name="P5"/>
      <text:p text:style-name="P20">Hay una <text:span text:style-name="T30">jerarquía</text:span> que se sigue a la hora de rellenar estos valores, <text:span text:style-name="T37">que se usará si se pueden cumplir los requisitos. Si no, se pasará a la siguiente regla:</text:span></text:p>
      <text:p text:style-name="P5"/>
      <text:list xml:id="list3805464314" text:style-name="L2">
        <text:list-item>
          <text:p text:style-name="P28"><text:span text:style-name="T30">RELACIÓN CON OTROS ELEMENTOS</text:span><text:span text:style-name="T33"> (solo para </text:span><text:span text:style-name="T30">arc</text:span><text:span text:style-name="T33">, </text:span><text:span text:style-name="T30">connec</text:span><text:span text:style-name="T33"> y </text:span><text:span text:style-name="T30">gully</text:span><text:span text:style-name="T33">) – Para estos tipos de elemento, siempre prevalecerán cómo valores de las </text:span><text:span text:style-name="T28">mapzones</text:span><text:span text:style-name="T33"> los valores que ya tengan sus relaciones:</text:span></text:p>
          <text:p text:style-name="P23"/>
        </text:list-item>
      </text:list>
      <text:list xml:id="list4146972694" text:style-name="L3">
        <text:list-item>
          <text:list>
            <text:list-item>
              <text:list>
                <text:list-item>
                  <text:p text:style-name="P29"><text:span text:style-name="T17">arc</text:span><text:span text:style-name="T14">: valor de su node_</text:span><text:span text:style-name="T15">1 y node_2. En caso que estos no sean iguale</text:span><text:span text:style-name="T16">s (zonas de frontera entre </text:span><text:span text:style-name="T18">mapzones</text:span><text:span text:style-name="T16">) solo se aplicará en caso que un nodo tenga </text:span><text:span text:style-name="T18">mapzone</text:span><text:span text:style-name="T16">=0(</text:span><text:span text:style-name="T18">undefined</text:span><text:span text:style-name="T16">). Entonces se usará el distinto de 0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0"><text:span text:style-name="T30">connec/gully</text:span><text:span text:style-name="T33">: valor de su arc_id </text:span><text:span text:style-name="T34">(si lo tiene)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2"/>
                </text:list-item>
              </text:list>
            </text:list-item>
          </text:list>
        </text:list-item>
      </text:list>
      <text:list xml:id="list82606066943077" text:continue-list="list3805464314" text:style-name="L2">
        <text:list-item>
          <text:p text:style-name="P33"><text:span text:style-name="T30">VALOR POR DEFECTO</text:span> – <text:span text:style-name="T38">Si tenemos un valor por defecto para una </text:span><text:span text:style-name="T27">mapzone</text:span><text:span text:style-name="T38"> en nuestra configuración (por usuario), este se usará para los elementos que insertemos. Habitualmente, estos valores por defecto están </text:span><text:span text:style-name="T31">deshabilitados</text:span><text:span text:style-name="T38"> y no se muestran en la herramienta ‘</text:span><text:span text:style-name="T27">Config</text:span><text:span text:style-name="T38">’ del plugin, pero se pueden habilitar cambiando en </text:span><text:span text:style-name="T31">audit_cat_param_user</text:span><text:span text:style-name="T38"> el valor de isenabled a </text:span><text:span text:style-name="T31">TRUE</text:span><text:span text:style-name="T38"> para:</text:span></text:p>
          <text:p text:style-name="P25"/>
        </text:list-item>
      </text:list>
      <text:list xml:id="list2779166054" text:style-name="L4">
        <text:list-item>
          <text:list>
            <text:list-item>
              <text:list>
                <text:list-item>
                  <text:p text:style-name="P35">expl_vdefault</text:p>
                </text:list-item>
                <text:list-item>
                  <text:p text:style-name="P36">dma_vdefault</text:p>
                </text:list-item>
                <text:list-item>
                  <text:p text:style-name="P36">sector_vdefault</text:p>
                </text:list-item>
                <text:list-item>
                  <text:p text:style-name="P36">presszone_vdefault</text:p>
                </text:list-item>
                <text:list-item>
                  <text:p text:style-name="P37">municipality_vdefault</text:p>
                  <text:p text:style-name="P26"/>
                </text:list-item>
              </text:list>
            </text:list-item>
          </text:list>
        </text:list-item>
      </text:list>
      <text:list xml:id="list82606097450840" text:continue-list="list82606066943077" text:style-name="L2">
        <text:list-item>
          <text:p text:style-name="P34"><text:span text:style-name="T30">GEOMETRIA – </text:span><text:span text:style-name="T33">Si la </text:span><text:span text:style-name="T28">mapzone</text:span><text:span text:style-name="T33"> aún no tiene valor, entonces prevalece la geometría de la misma. Se usará el valor de la </text:span><text:span text:style-name="T28">mapzone</text:span><text:span text:style-name="T33"> dentro de la cual se encuentre el elemento. </text:span></text:p>
          <text:p text:style-name="P24"/>
          <text:p text:style-name="P31"><text:span text:style-name="T35">En caso que no se encuentre dentro de </text:span><text:span text:style-name="T32">ninguna</text:span><text:span text:style-name="T35"> o de </text:span><text:span text:style-name="T32">más de una</text:span><text:span text:style-name="T35"> </text:span><text:span text:style-name="T29">mapzone</text:span><text:span text:style-name="T35"> (pues estas pueden solaparse en algunos espacios), se buscará el tramo más próximo al punto dónde se est</text:span><text:span text:style-name="T36">á</text:span><text:span text:style-name="T35"> insertando el elemento y se usará su </text:span><text:span text:style-name="T29">mapzone</text:span><text:span text:style-name="T35">. La distancia máxima a la cual se puede llegar para encontrar un arco relacionado viene definida por la variable </text:span><text:span text:style-name="T29">proximity_buffer</text:span><text:span text:style-name="T35"> de la tabla </text:span><text:span text:style-name="T29">config_param_system</text:span><text:span text:style-name="T35">. </text:span></text:p>
        </text:list-item>
      </text:list>
      <text:p text:style-name="P17"/>
      <text:p text:style-name="P17"/>
      <text:p text:style-name="P2">REVISIONES</text:p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6">Acción</text:p>
          </table:table-cell>
          <table:table-cell table:style-name="Taula2.A1" office:value-type="string">
            <text:p text:style-name="P6">Usuario</text:p>
          </table:table-cell>
          <table:table-cell table:style-name="Taula2.A1" office:value-type="string">
            <text:p text:style-name="P6">Fecha</text:p>
          </table:table-cell>
        </table:table-row>
        <table:table-row table:style-name="Taula2.1">
          <table:table-cell table:style-name="Taula2.A2" office:value-type="string">
            <text:p text:style-name="P7">Creado</text:p>
          </table:table-cell>
          <table:table-cell table:style-name="Taula2.A2" office:value-type="string">
            <text:p text:style-name="P9">Al<text:span text:style-name="T39">bert</text:span></text:p>
          </table:table-cell>
          <table:table-cell table:style-name="Taula2.A2" office:value-type="string">
            <text:p text:style-name="P10"><text:span text:style-name="T13">0</text:span><text:span text:style-name="T12">7</text:span><text:span text:style-name="T11">/</text:span><text:span text:style-name="T12">04</text:span><text:span text:style-name="T13">/</text:span><text:span text:style-name="T11">20</text:span><text:span text:style-name="T13">2</text:span><text:span text:style-name="T12">0</text:span></text:p>
          </table:table-cell>
        </table:table-row>
        <table:table-row table:style-name="Taula2.1">
          <table:table-cell table:style-name="Taula2.A2" office:value-type="string">
            <text:p text:style-name="P22">Modificado</text:p>
          </table:table-cell>
          <table:table-cell table:style-name="Taula2.A2" office:value-type="string">
            <text:p text:style-name="P22">Xavier T.</text:p>
          </table:table-cell>
          <table:table-cell table:style-name="Taula2.A2" office:value-type="string">
            <text:p text:style-name="P22">05/08/2020</text:p>
          </table:table-cell>
        </table:table-row>
        <table:table-row table:style-name="Taula2.1">
          <table:table-cell table:style-name="Taula2.A4" office:value-type="string">
            <text:p text:style-name="P8"/>
          </table:table-cell>
          <table:table-cell table:style-name="Taula2.A4" office:value-type="string">
            <text:p text:style-name="P8"/>
          </table:table-cell>
          <table:table-cell table:style-name="Taula2.A4" office:value-type="string">
            <text:p text:style-name="P7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2b38ef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cc88f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496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MT11" style:family="text">
      <style:text-properties fo:color="#000000" style:text-outline="false" style:text-line-through-style="none" style:text-line-through-type="none" style:font-name="Arial1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MT12" style:family="text">
      <style:text-properties style:font-name="Arial1" officeooo:rsid="003cc88f"/>
    </style:style>
    <style:style style:name="MT13" style:family="text">
      <style:text-properties style:font-name="Arial1" officeooo:rsid="004032f8"/>
    </style:style>
    <style:style style:name="MT14" style:family="text">
      <style:text-properties style:font-name="Arial1" officeooo:rsid="002953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1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3</text:span></text:p>
            </table:table-cell>
          </table:table-row>
          <table:table-row table:style-name="Taula1.2">
            <table:table-cell table:style-name="Taula1.A2" office:value-type="string">
              <text:list xml:id="list1246805286" text:style-name="ML1">
                <text:list-header>
                  <text:p text:style-name="MP3"><text:span text:style-name="MT9">Vdefault</text:span><text:span text:style-name="MT10"> de </text:span><text:span text:style-name="MT11">mapzones</text:span><text:span text:style-name="MT10"> y su relación con los elementos</text:span></text:p>
                </text:list-header>
              </text:list>
            </table:table-cell>
            <table:table-cell table:style-name="Taula1.B1" office:value-type="string">
              <text:p text:style-name="MP4"><text:span text:style-name="MT12">0</text:span><text:span text:style-name="MT13">5</text:span><text:span text:style-name="MT14">/</text:span><text:span text:style-name="MT12">0</text:span><text:span text:style-name="MT13">8</text:span><text:span text:style-name="MT14">/20</text:span><text:span text:style-name="MT12">20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0" draw:name="Forma1" draw:style-name="Mgr1" draw:text-style-name="MP7" svg:x1="0.115cm" svg:y1="0.115cm" svg:x2="16.951cm" svg:y2="0.18cm"><text:p/></draw:line></text:p>
        <text:p text:style-name="MP6">Hoja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0-08-05T08:26:01.359000000</dc:date>
    <meta:editing-duration>PT1H45M42S</meta:editing-duration>
    <meta:editing-cycles>22</meta:editing-cycles>
    <meta:generator>LibreOffice/6.3.4.2$Windows_X86_64 LibreOffice_project/60da17e045e08f1793c57c00ba83cdfce946d0aa</meta:generator>
    <meta:document-statistic meta:table-count="2" meta:image-count="1" meta:object-count="0" meta:page-count="1" meta:paragraph-count="33" meta:word-count="392" meta:character-count="2338" meta:non-whitespace-character-count="1984"/>
  </office:meta>
</office:document-meta>
</file>